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78f" officeooo:paragraph-rsid="000db78f"/>
    </style:style>
    <style:style style:name="T1" style:family="text">
      <style:text-properties officeooo:rsid="000fa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ementos del Robot o Notas</text:h>
      <text:p text:style-name="P1"/>
      <text:p text:style-name="P1"><text:span text:style-name="T1">Batería</text:span>: http://www.hobbyking.com/hobbyking/store/uh_viewItem.asp?idProduct=73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09:57:44.517150649</meta:creation-date>
    <dc:date>2015-02-09T09:59:04.092966252</dc:date>
    <meta:editing-duration>PT1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7" meta:character-count="107" meta:non-whitespace-character-count="102"/>
  </office:meta>
</office:document-meta>
</file>